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E0000020D6A701D84.png" manifest:media-type="image/png"/>
  <manifest:file-entry manifest:full-path="Pictures/10000201000003CE0000020D17F4F650.png" manifest:media-type="image/png"/>
  <manifest:file-entry manifest:full-path="Pictures/10000201000003CE0000020DA887A4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06cm" svg:y="-0.289cm" svg:width="25.723cm" svg:height="13.864cm" draw:z-index="0"><draw:image xlink:href="Pictures/10000201000003CE0000020DA887A464.png" xlink:type="simple" xlink:show="embed" xlink:actuate="onLoad"/></draw:frame></text:p>
      <text:p text:style-name="P1"><draw:frame draw:style-name="fr1" draw:name="Image2" text:anchor-type="paragraph" svg:x="-0.7cm" svg:y="-0.235cm" svg:width="25.815cm" svg:height="13.914cm" draw:z-index="1"><draw:image xlink:href="Pictures/10000201000003CE0000020D17F4F650.png" xlink:type="simple" xlink:show="embed" xlink:actuate="onLoad"/></draw:frame></text:p>
      <text:p text:style-name="P1"><draw:frame draw:style-name="fr1" draw:name="Image3" text:anchor-type="paragraph" svg:x="-0.94cm" svg:y="-0.12cm" svg:width="26.083cm" svg:height="14.058cm" draw:z-index="2"><draw:image xlink:href="Pictures/10000201000003CE0000020D6A701D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Bühler</meta:initial-creator>
    <meta:creation-date>2016-12-01T12:03:54.124562398</meta:creation-date>
    <dc:date>2016-12-01T12:05:12.429236715</dc:date>
    <dc:creator>Marcel Bühler</dc:creator>
    <meta:editing-duration>P0D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4.2.8.2$Linux_X86_64 LibreOffice_project/420m0$Build-2</meta:generator>
  </office:meta>
</office:document-meta>
</file>